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MTT10" svg:font-family="CMTT10" style:font-family-generic="roman"/>
    <style:font-face style:name="NimbusSanL-Bold" svg:font-family="NimbusSanL-Bold" style:font-family-generic="roman"/>
    <style:font-face style:name="NimbusSanL-Regu" svg:font-family="NimbusSanL-Regu"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officeooo:paragraph-rsid="00087a1c"/>
    </style:style>
    <style:style style:name="P2" style:family="paragraph" style:parent-style-name="Standard" style:list-style-name="L1">
      <style:text-properties officeooo:paragraph-rsid="0013a630"/>
    </style:style>
    <style:style style:name="P3" style:family="paragraph" style:parent-style-name="Standard" style:list-style-name="L1">
      <style:text-properties officeooo:rsid="0006f612" officeooo:paragraph-rsid="00087a1c"/>
    </style:style>
    <style:style style:name="P4" style:family="paragraph" style:parent-style-name="Standard" style:list-style-name="L1">
      <style:text-properties officeooo:rsid="0006f612" officeooo:paragraph-rsid="000ac429"/>
    </style:style>
    <style:style style:name="P5" style:family="paragraph" style:parent-style-name="Standard" style:list-style-name="L1">
      <style:text-properties officeooo:rsid="0006f612" officeooo:paragraph-rsid="000ca0c2"/>
    </style:style>
    <style:style style:name="P6" style:family="paragraph" style:parent-style-name="Standard" style:list-style-name="L1">
      <style:text-properties officeooo:rsid="0006f612" officeooo:paragraph-rsid="0013a630"/>
    </style:style>
    <style:style style:name="P7" style:family="paragraph" style:parent-style-name="Standard" style:list-style-name="L1" style:master-page-name="Standard">
      <style:paragraph-properties style:page-number="auto"/>
      <style:text-properties officeooo:rsid="0006f612" officeooo:paragraph-rsid="00087a1c"/>
    </style:style>
    <style:style style:name="T1" style:family="text">
      <style:text-properties officeooo:rsid="00087a1c"/>
    </style:style>
    <style:style style:name="T2" style:family="text">
      <style:text-properties style:font-name="NimbusSanL-Regu" fo:font-size="11pt" style:font-size-asian="11pt"/>
    </style:style>
    <style:style style:name="T3" style:family="text">
      <style:text-properties style:font-name="NimbusSanL-Regu" fo:font-size="11pt" officeooo:rsid="0006f612" style:font-size-asian="11pt"/>
    </style:style>
    <style:style style:name="T4" style:family="text">
      <style:text-properties style:font-name="NimbusSanL-Regu" fo:font-size="11pt" officeooo:rsid="00088d94" style:font-size-asian="11pt"/>
    </style:style>
    <style:style style:name="T5" style:family="text">
      <style:text-properties style:font-name="NimbusSanL-Regu" fo:font-size="11pt" officeooo:rsid="0008cec8" style:font-size-asian="11pt"/>
    </style:style>
    <style:style style:name="T6" style:family="text">
      <style:text-properties style:font-name="NimbusSanL-Regu" fo:font-size="11pt" officeooo:rsid="0009307a" style:font-size-asian="11pt"/>
    </style:style>
    <style:style style:name="T7" style:family="text">
      <style:text-properties style:font-name="NimbusSanL-Regu" fo:font-size="11pt" officeooo:rsid="000ac429" style:font-size-asian="11pt"/>
    </style:style>
    <style:style style:name="T8" style:family="text">
      <style:text-properties style:font-name="NimbusSanL-Regu" fo:font-size="11pt" officeooo:rsid="000d5c14" style:font-size-asian="11pt"/>
    </style:style>
    <style:style style:name="T9" style:family="text">
      <style:text-properties style:font-name="NimbusSanL-Regu" fo:font-size="11pt" officeooo:rsid="000dd28b" style:font-size-asian="11pt"/>
    </style:style>
    <style:style style:name="T10" style:family="text">
      <style:text-properties style:font-name="NimbusSanL-Regu" fo:font-size="11pt" officeooo:rsid="000f11ab" style:font-size-asian="11pt"/>
    </style:style>
    <style:style style:name="T11" style:family="text">
      <style:text-properties style:font-name="NimbusSanL-Regu" fo:font-size="11pt" officeooo:rsid="000fa80e" style:font-size-asian="11pt"/>
    </style:style>
    <style:style style:name="T12" style:family="text">
      <style:text-properties style:font-name="NimbusSanL-Regu" fo:font-size="11pt" officeooo:rsid="00119f5f" style:font-size-asian="11pt"/>
    </style:style>
    <style:style style:name="T13" style:family="text">
      <style:text-properties style:font-name="NimbusSanL-Regu" fo:font-size="11pt" officeooo:rsid="0011a43f" style:font-size-asian="11pt"/>
    </style:style>
    <style:style style:name="T14" style:family="text">
      <style:text-properties style:font-name="NimbusSanL-Regu" fo:font-size="11pt" officeooo:rsid="0012d466" style:font-size-asian="11pt"/>
    </style:style>
    <style:style style:name="T15" style:family="text">
      <style:text-properties style:font-name="NimbusSanL-Regu" fo:font-size="11pt" officeooo:rsid="0013a630" style:font-size-asian="11pt"/>
    </style:style>
    <style:style style:name="T16" style:family="text">
      <style:text-properties style:font-name="NimbusSanL-Regu" fo:font-size="11pt" officeooo:rsid="0013f748" style:font-size-asian="11pt"/>
    </style:style>
    <style:style style:name="T17" style:family="text">
      <style:text-properties style:font-name="NimbusSanL-Regu" fo:font-size="11pt" officeooo:rsid="0013fe2a" style:font-size-asian="11pt"/>
    </style:style>
    <style:style style:name="T18" style:family="text">
      <style:text-properties style:font-name="NimbusSanL-Regu" fo:font-size="11pt" officeooo:rsid="00141b51" style:font-size-asian="11pt"/>
    </style:style>
    <style:style style:name="T19" style:family="text">
      <style:text-properties style:font-name="CMTT10" fo:font-size="11pt" style:font-size-asian="11pt"/>
    </style:style>
    <style:style style:name="T20" style:family="text">
      <style:text-properties style:font-name="CMTT10" fo:font-size="11pt" officeooo:rsid="000ac429" style:font-size-asian="11pt"/>
    </style:style>
    <style:style style:name="T21" style:family="text">
      <style:text-properties style:font-name="NimbusSanL-Bold" fo:font-size="11pt" fo:font-weight="bold" style:font-size-asian="11pt" style:font-weight-asian="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72331665709762130" text:style-name="L1">
        <text:list-item>
          <text:p text:style-name="P7"><text:span text:style-name="T2">Fa</text:span><text:span text:style-name="T18">ç</text:span><text:span text:style-name="T2">a um programa que ent</text:span><text:span text:style-name="T18">ã</text:span><text:span text:style-name="T2">o leia uma string e a imprima.</text:span></text:p>
          <text:p text:style-name="P3"/>
        </text:list-item>
        <text:list-item>
          <text:p text:style-name="P3">Faça um programa que:<text:line-break/><text:line-break/>1- Receba uma string;<text:line-break/>2- Crie um vetor contendo o valor numérico de cada caracter da string original;<text:line-break/>3- Passe um algoritmo de ordenação no vetor com os valores dos caracteres;<text:line-break/>4- Crie uma cópia da string original e a ordene pelo mesmo algoritmo usado anteriormente;<text:line-break/><text:span text:style-name="T1">5- Imprima a string original com uma única forma e os outros vetores gerados com formas separadas para cada elemento.</text:span><text:line-break/><text:line-break/> -- Observação: A string na linguagem C é uma vetor estático de caractéres, ou seja, se for alocado um vetor de x posições esse vetor sempre usará as x posições de memória independente do tamanho da sua string. <text:span text:style-name="T1">Por esse fato uma string deve sempre ser terminada por '\0', esse carácter possui valor nulo, logo se ele for convertido para inteiro ele se tornará o valor 0. Sabendo disso dispense o '\0' e o 0 durante o processo de ordenação para facilitar a visualização. Sabendo disso tome cuidado com o tamanho da sua string, lembre-se que vai precisar de um caracter a mais para colocar o '\0', pois se sua string não representar o '\0' dentro da memória alocada para ela, o seu programa vai tentar ler as próssimas posições de memória depois da posição limite da string, se isso ocorrer sua string pode acabar pegando valores estranhos ou até seu programa pode travar por tentar violar memória.<text:line-break/></text:span></text:p>
        </text:list-item>
        <text:list-item>
          <text:p text:style-name="P4"><text:span text:style-name="T2">Receber um nome e imprimir as 4 primeiras letras do nome.<text:line-break/></text:span></text:p>
        </text:list-item>
        <text:list-item>
          <text:p text:style-name="P5"><text:span text:style-name="T2">Crie um programa que calcula o comprimento de uma string.<text:line-break/></text:span></text:p>
        </text:list-item>
        <text:list-item>
          <text:p text:style-name="P6"><text:span text:style-name="T2">Crie um programa que compara duas strings.<text:line-break/></text:span></text:p>
        </text:list-item>
        <text:list-item>
          <text:p text:style-name="P2"><text:span text:style-name="T3">Leia uma cadeia de caracteres e converta todos os caracteres para mai</text:span><text:span text:style-name="T15">ú</text:span><text:span text:style-name="T3">scula.<text:line-break/>Dica: </text:span><text:span text:style-name="T2">subtraia 32 dos caracteres cujo c</text:span><text:span text:style-name="T15">ó</text:span><text:span text:style-name="T2">digo ASCII est</text:span><text:span text:style-name="T15">á</text:span><text:span text:style-name="T2"> entre 65 e 90.</text:span><text:span text:style-name="T3"><text:line-break/></text:span></text:p>
        </text:list-item>
        <text:list-item>
          <text:p text:style-name="P1"><text:span text:style-name="T3">Ler nome, sexo e idade, se sexo for feminino e idade menor que 25. Imprime o nome da </text:span><text:span text:style-name="T2">pessoa e a palavra ACEITA, caso contr</text:span><text:span text:style-name="T4">á</text:span><text:span text:style-name="T2">rio imprimir N</text:span><text:span text:style-name="T4">Ã</text:span><text:span text:style-name="T2">O ACEITA.<text:line-break/></text:span></text:p>
        </text:list-item>
        <text:list-item>
          <text:p text:style-name="P3"><text:span text:style-name="T2">Digite um nome, calcule e retorne quantas letras tem esse nome.<text:line-break/></text:span></text:p>
        </text:list-item>
        <text:list-item>
          <text:p text:style-name="P1"><text:span text:style-name="T3">Entre com um nome e imprimir o nome somente se a primeira letra do nome for "a" (mai</text:span><text:span text:style-name="T5">ú</text:span><text:span text:style-name="T3">scula </text:span><text:span text:style-name="T2">ou min</text:span><text:span text:style-name="T5">ú</text:span><text:span text:style-name="T2">scula).<text:line-break/></text:span></text:p>
        </text:list-item>
        <text:list-item>
          <text:p text:style-name="P3"><text:span text:style-name="T2">Receba uma palavra e imprima de tr</text:span><text:span text:style-name="T6">á</text:span><text:span text:style-name="T2">s-para-frente.<text:line-break/></text:span></text:p>
        </text:list-item>
        <text:list-item>
          <text:p text:style-name="P1"><text:span text:style-name="T3">Receber uma palavra, calcule quantas vogais (a, e, i, o, u) possui essa palavra. Entre </text:span><text:span text:style-name="T2">com um caractere (vogal ou consoante) e substitua todas as vogais da palavra dada por esse caractere.<text:line-break/></text:span></text:p>
        </text:list-item>
        <text:list-item>
          <text:p text:style-name="P1"><text:span text:style-name="T2">O c</text:span><text:span text:style-name="T6">ó</text:span><text:span text:style-name="T2">digo de C</text:span><text:span text:style-name="T6">é</text:span><text:span text:style-name="T2">sar </text:span><text:span text:style-name="T6">é</text:span><text:span text:style-name="T2"> uma das mais simples e conhecidas t</text:span><text:span text:style-name="T6">é</text:span><text:span text:style-name="T2">cnicas de criptografia. </text:span><text:span text:style-name="T6">É</text:span><text:span text:style-name="T2"> um tipo de substitui</text:span><text:span text:style-name="T6">çã</text:span><text:span text:style-name="T2">o na qual cada letra do texto </text:span><text:span text:style-name="T6">é</text:span><text:span text:style-name="T2"> substitu</text:span><text:span text:style-name="T6">í</text:span><text:span text:style-name="T2">da por outra, que se apresenta no alfabeto abaixo dela um n</text:span><text:span text:style-name="T6">ú</text:span><text:span text:style-name="T2">mero fixo de vezes. Por exemplo, com uma troca de tr</text:span><text:span text:style-name="T6">ê</text:span><text:span text:style-name="T2">s posi</text:span><text:span text:style-name="T6">çõ</text:span><text:span text:style-name="T2">es, A seria substitu</text:span><text:span text:style-name="T6">í</text:span><text:span text:style-name="T2">do por D, B se tornaria E, e assim por diante. Implemente um programa que f</text:span><text:span text:style-name="T6">aç</text:span><text:span text:style-name="T2">a uso desse C</text:span><text:span text:style-name="T6">ó</text:span><text:span text:style-name="T2">digo de C</text:span><text:span text:style-name="T6">é</text:span><text:span text:style-name="T2">sar (3 posi</text:span><text:span text:style-name="T6">çõ</text:span><text:span text:style-name="T2">es), entre com uma string e retorne a string codificada.<text:line-break/></text:span><text:span text:style-name="T19">String: a ligeira raposa marrom saltou sobre o cachorro cansado<text:line-break/>Nova string: D OLJHLUD UDSRVD PDUURP VDOWRX VREUH R FDFKRUUR FDQVDGR<text:line-break/></text:span></text:p>
        </text:list-item>
        <text:list-item>
          <text:p text:style-name="P1"><text:span text:style-name="T2">Fa</text:span><text:span text:style-name="T7">ç</text:span><text:span text:style-name="T2">a um programa que dado uma string, retorne 1 se ela for pal</text:span><text:span text:style-name="T7">í</text:span><text:span text:style-name="T2">ndromo e 0 se ela n</text:span><text:span text:style-name="T7">ã</text:span><text:span text:style-name="T2">o for </text:span><text:soft-page-break/><text:span text:style-name="T2">pal</text:span><text:span text:style-name="T7">í</text:span><text:span text:style-name="T2">ndromo. Lembrando que: Um pal</text:span><text:span text:style-name="T7">í</text:span><text:span text:style-name="T2">ndromo </text:span><text:span text:style-name="T7">é</text:span><text:span text:style-name="T2"> uma palavra que tenha a propriedade de poder ser lida tanto da direita para a esquerda como da esquerda para a direita.<text:line-break/>Ex.:<text:line-break/></text:span><text:span text:style-name="T19">Socorram-me, subi no </text:span><text:span text:style-name="T20">ô</text:span><text:span text:style-name="T19">nibus em Marrocos.<text:line-break/>Anotaram a data da maratona<text:line-break/></text:span></text:p>
        </text:list-item>
        <text:list-item>
          <text:p text:style-name="P1"><text:span text:style-name="T2">Construa um programa em C que leia duas strings fornecidas pelo usu</text:span><text:span text:style-name="T8">á</text:span><text:span text:style-name="T2">rio atrav</text:span><text:span text:style-name="T8">é</text:span><text:span text:style-name="T2">s da entrada padr</text:span><text:span text:style-name="T8">ã</text:span><text:span text:style-name="T2">o. E verifique se a segunda string lida esta contida no final da primeira, retornando o resultado da verifica</text:span><text:span text:style-name="T8">çã</text:span><text:span text:style-name="T2">o.<text:line-break/></text:span></text:p>
        </text:list-item>
        <text:list-item>
          <text:p text:style-name="P1"><text:span text:style-name="T2">Implemente um programa que leia duas strings, </text:span><text:span text:style-name="T21">str1 </text:span><text:span text:style-name="T2">e </text:span><text:span text:style-name="T21">str2</text:span><text:span text:style-name="T2">, e um valor inteiro positivo N. Concatene n</text:span><text:span text:style-name="T9">ã</text:span><text:span text:style-name="T2">o mais que N caracteres da string str2 </text:span><text:span text:style-name="T9">à</text:span><text:span text:style-name="T2"> string str1 e termina str1 com NULL.<text:line-break/></text:span></text:p>
        </text:list-item>
        <text:list-item>
          <text:p text:style-name="P1"><text:span text:style-name="T2">Fa</text:span><text:span text:style-name="T10">ç</text:span><text:span text:style-name="T2">a um programa que receba do usu</text:span><text:span text:style-name="T10">á</text:span><text:span text:style-name="T2">rio uma string. O programa imprime a string sem suas vogais.<text:line-break/></text:span></text:p>
        </text:list-item>
        <text:list-item>
          <text:p text:style-name="P1"><text:span text:style-name="T2">Fa</text:span><text:span text:style-name="T10">ç</text:span><text:span text:style-name="T2">a um programa em que troque todas as ocorr</text:span><text:span text:style-name="T10">ê</text:span><text:span text:style-name="T2">ncias de uma letra L1 pela letra L2 em uma string. A string e as letras L1 e L2 devem ser fornecidas pelo usu</text:span><text:span text:style-name="T10">á</text:span><text:span text:style-name="T2">rio.<text:line-break/></text:span></text:p>
        </text:list-item>
        <text:list-item>
          <text:p text:style-name="P1"><text:span text:style-name="T2">Ler uma frase e contar quantos caracteres s</text:span><text:span text:style-name="T10">ã</text:span><text:span text:style-name="T2">o brancos. Lembre-se que uma frase </text:span><text:span text:style-name="T10">é</text:span><text:span text:style-name="T2"> um conjunto de caracteres (vetor).<text:line-break/></text:span></text:p>
        </text:list-item>
        <text:list-item>
          <text:p text:style-name="P1"><text:span text:style-name="T2">Ler uma vari</text:span><text:span text:style-name="T11">á</text:span><text:span text:style-name="T2">vel string (3 caracteres) que pode assumir um valor entre seg, ter, qua, qui, sex, sab, dom, e imprimir as seguintes mensagens, respectivamente: segunda-feira, ter</text:span><text:span text:style-name="T12">ç</text:span><text:span text:style-name="T2">a-feira, quarta-feira, quinta-feira, sexta-feira, s</text:span><text:span text:style-name="T12">á</text:span><text:span text:style-name="T2">bado e domingo. Utilize o comando "case".<text:line-break/></text:span></text:p>
        </text:list-item>
        <text:list-item>
          <text:p text:style-name="P1"><text:span text:style-name="T2">Leia duas cadeias de caracteres e escreva a menor na ordem alfab</text:span><text:span text:style-name="T13">é</text:span><text:span text:style-name="T2">tica.<text:line-break/></text:span></text:p>
        </text:list-item>
        <text:list-item>
          <text:p text:style-name="P1"><text:span text:style-name="T2">Leia uma cadeia de caracteres no formato "DD/MM/AAAA" e copie o dia, m</text:span><text:span text:style-name="T14">ê</text:span><text:span text:style-name="T2">s e ano para 3 vari</text:span><text:span text:style-name="T14">á</text:span><text:span text:style-name="T2">veis inteiras. Antes disso, verifique se as barras est</text:span><text:span text:style-name="T14">ã</text:span><text:span text:style-name="T2">o no lugar certo, e se D, M e A s</text:span><text:span text:style-name="T14">ã</text:span><text:span text:style-name="T2">o num</text:span><text:span text:style-name="T14">é</text:span><text:span text:style-name="T2">ricos.<text:line-break/></text:span></text:p>
        </text:list-item>
        <text:list-item>
          <text:p text:style-name="P1"><text:span text:style-name="T2">Leia um vetor contendo letras de uma frase inclusive os espa</text:span><text:span text:style-name="T16">ç</text:span><text:span text:style-name="T2">os em branco. Retirar os espa</text:span><text:span text:style-name="T16">ç</text:span><text:span text:style-name="T2">os em branco do vetor e depois escrever o vetor resultante.<text:line-break/></text:span></text:p>
        </text:list-item>
        <text:list-item>
          <text:p text:style-name="P1"><text:span text:style-name="T2">Fa</text:span><text:span text:style-name="T17">ç</text:span><text:span text:style-name="T2">a um programa que leia uma palavra (m</text:span><text:span text:style-name="T17">á</text:span><text:span text:style-name="T2">ximo de 50 letras) e some 1 no valor ASCII de cada caractere da palavra. Na sua fun</text:span><text:span text:style-name="T17">çã</text:span><text:span text:style-name="T2">o main(), imprima a string resultan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CMTT10" svg:font-family="CMTT10" style:font-family-generic="roman"/>
    <style:font-face style:name="NimbusSanL-Bold" svg:font-family="NimbusSanL-Bold" style:font-family-generic="roman"/>
    <style:font-face style:name="NimbusSanL-Regu" svg:font-family="NimbusSanL-Regu"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M35S</meta:editing-duration>
    <meta:editing-cycles>19</meta:editing-cycles>
    <meta:generator>LibreOffice/4.1.0.4$Windows_x86 LibreOffice_project/89ea49ddacd9aa532507cbf852f2bb22b1ace28</meta:generator>
    <dc:date>2013-11-05T16:34:34.836000000</dc:date>
    <meta:document-statistic meta:table-count="0" meta:image-count="0" meta:object-count="0" meta:page-count="2" meta:paragraph-count="23" meta:word-count="853" meta:character-count="4815" meta:non-whitespace-character-count="3984"/>
    <meta:user-defined meta:name="Info 1"/>
    <meta:user-defined meta:name="Info 2"/>
    <meta:user-defined meta:name="Info 3"/>
    <meta:user-defined meta:name="Info 4"/>
  </office:meta>
</office:document-meta>
</file>